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sis@msis:~$ sudo mkdir bankapp</text:p>
      <text:p text:style-name="Standard">[sudo] password for msis: </text:p>
      <text:p text:style-name="Standard">cd bankapSorry, try again.</text:p>
      <text:p text:style-name="Standard">[sudo] password for msis: </text:p>
      <text:p text:style-name="Standard">Sorry, try again.</text:p>
      <text:p text:style-name="Standard">[sudo] password for msis: </text:p>
      <text:p text:style-name="Standard">msis@msis:~$ cd bankapp/</text:p>
      <text:p text:style-name="Standard">msis@msis:~/bankapp$ ls -a</text:p>
      <text:p text:style-name="Standard">. <text:s/>..</text:p>
      <text:p text:style-name="Standard">msis@msis:~/bankapp$ ls -la</text:p>
      <text:p text:style-name="Standard">total 8</text:p>
      <text:p text:style-name="Standard">drwxr-xr-x <text:s/>2 root root 4096 Jan 17 14:46 .</text:p>
      <text:p text:style-name="Standard">drwxr-x--- 34 msis msis 4096 Jan 17 14:46 ..</text:p>
      <text:p text:style-name="Standard">msis@msis:~/bankapp$ sudo git init</text:p>
      <text:p text:style-name="Standard">hint: Using 'master' as the name for the initial branch. This default branch name</text:p>
      <text:p text:style-name="Standard">hint: is subject to change. To configure the initial branch name to use in all</text:p>
      <text:p text:style-name="Standard">hint: of your new repositories, which will suppress this warning, call:</text:p>
      <text:p text:style-name="Standard">hint: </text:p>
      <text:p text:style-name="Standard">hint: <text:tab/>git config --global init.defaultBranch &lt;name&gt;</text:p>
      <text:p text:style-name="Standard">hint: </text:p>
      <text:p text:style-name="Standard">hint: Names commonly chosen instead of 'master' are 'main', 'trunk' and</text:p>
      <text:p text:style-name="Standard">hint: 'development'. The just-created branch can be renamed via this command:</text:p>
      <text:p text:style-name="Standard">hint: </text:p>
      <text:p text:style-name="Standard">hint: <text:tab/>git branch -m &lt;name&gt;</text:p>
      <text:p text:style-name="Standard">Initialized empty Git repository in /home/msis/bankapp/.git/</text:p>
      <text:p text:style-name="Standard">msis@msis:~/bankapp$ ls -la/</text:p>
      <text:p text:style-name="Standard">ls: invalid option -- '/'</text:p>
      <text:p text:style-name="Standard">Try 'ls --help' for more information.</text:p>
      <text:p text:style-name="Standard">msis@msis:~/bankapp$ ls -la</text:p>
      <text:p text:style-name="Standard">total 12</text:p>
      <text:p text:style-name="Standard">drwxr-xr-x <text:s/>3 root root 4096 Jan 17 14:47 .</text:p>
      <text:p text:style-name="Standard">drwxr-x--- 34 msis msis 4096 Jan 17 14:46 ..</text:p>
      <text:p text:style-name="Standard">drwxr-xr-x <text:s/>7 root root 4096 Jan 17 14:47 .git</text:p>
      <text:p text:style-name="Standard">msis@msis:~/bankapp$ cd .git/</text:p>
      <text:p text:style-name="Standard">msis@msis:~/bankapp/.git$ ls</text:p>
      <text:p text:style-name="Standard">branches <text:s/>config <text:s/>description <text:s/>HEAD <text:s/>hooks <text:s/>info <text:s/>objects <text:s/>refs</text:p>
      <text:p text:style-name="Standard">msis@msis:~/bankapp/.git$ cd objects/</text:p>
      <text:p text:style-name="Standard">msis@msis:~/bankapp/.git/objects$ l</text:p>
      <text:p text:style-name="Standard">info/ <text:s/>pack/</text:p>
      <text:p text:style-name="Standard">msis@msis:~/bankapp/.git/objects$ ls</text:p>
      <text:p text:style-name="Standard">info <text:s/>pack</text:p>
      <text:p text:style-name="Standard">msis@msis:~/bankapp/.git/objects$ cd ..</text:p>
      <text:p text:style-name="Standard">msis@msis:~/bankapp/.git$ cd ..</text:p>
      <text:p text:style-name="Standard">msis@msis:~/bankapp$ sudo git remote add origin https://github.com/sanjanathammayya/bankapp.git</text:p>
      <text:p text:style-name="Standard">msis@msis:~/bankapp$ ls</text:p>
      <text:p text:style-name="Standard">msis@msis:~/bankapp$ sudo git pull origin main</text:p>
      <text:p text:style-name="Standard">remote: Enumerating objects: 6, done.</text:p>
      <text:p text:style-name="Standard">remote: Counting objects: 100% (6/6), done.</text:p>
      <text:p text:style-name="Standard">remote: Compressing objects: 100% (3/3), done.</text:p>
      <text:p text:style-name="Standard">remote: Total 6 (delta 0), reused 0 (delta 0), pack-reused 0 (from 0)</text:p>
      <text:p text:style-name="Standard">Unpacking objects: 100% (6/6), 1.78 KiB | 1.78 MiB/s, done.</text:p>
      <text:p text:style-name="Standard"><text:soft-page-break/>From https://github.com/sanjanathammayya/bankapp</text:p>
      <text:p text:style-name="Standard"><text:s/>* branch <text:s text:c="11"/>main <text:s text:c="6"/>-&gt; FETCH_HEAD</text:p>
      <text:p text:style-name="Standard"><text:s/>* [new branch] <text:s text:c="5"/>main <text:s text:c="6"/>-&gt; origin/main</text:p>
      <text:p text:style-name="Standard">msis@msis:~/bankapp$ ls</text:p>
      <text:p text:style-name="Standard">README.md</text:p>
      <text:p text:style-name="Standard">msis@msis:~/bankapp$ </text:p>
      <text:p text:style-name="Standard">msis@msis:~/bankapp$ sudo git branch</text:p>
      <text:p text:style-name="Standard">* master</text:p>
      <text:p text:style-name="Standard">msis@msis:~/bankapp$ sudo git branch -r </text:p>
      <text:p text:style-name="Standard"><text:s text:c="2"/>origin/main</text:p>
      <text:p text:style-name="Standard">msis@msis:~/bankapp$ sudo git branch -a</text:p>
      <text:p text:style-name="Standard">* master</text:p>
      <text:p text:style-name="Standard"><text:s text:c="2"/>remotes/origin/main</text:p>
      <text:p text:style-name="Standard">msis@msis:~/bankapp$ sudo touch home.php</text:p>
      <text:p text:style-name="Standard">msis@msis:~/bankapp$ ls</text:p>
      <text:p text:style-name="Standard">home.php <text:s/>README.md</text:p>
      <text:p text:style-name="Standard">msis@msis:~/bankapp$ sudo git status</text:p>
      <text:p text:style-name="Standard">On branch master</text:p>
      <text:p text:style-name="Standard">Untracked files:</text:p>
      <text:p text:style-name="Standard"><text:s text:c="2"/>(use "git add &lt;file&gt;..." to include in what will be committed)</text:p>
      <text:p text:style-name="Standard"><text:tab/>home.php</text:p>
      <text:p text:style-name="Standard"/>
      <text:p text:style-name="Standard">nothing added to commit but untracked files present (use "git add" to track)</text:p>
      <text:p text:style-name="Standard">msis@msis:~/bankapp$ sudo cat &gt;&gt; home.php</text:p>
      <text:p text:style-name="Standard">bash: home.php: Permission denied</text:p>
      <text:p text:style-name="Standard">msis@msis:~/bankapp$ sudo ls -l</text:p>
      <text:p text:style-name="Standard">total 4</text:p>
      <text:p text:style-name="Standard">-rw-r--r-- 1 root root <text:s/>0 Jan 17 15:01 home.php</text:p>
      <text:p text:style-name="Standard">-rw-r--r-- 1 root root 65 Jan 17 14:56 README.md</text:p>
      <text:p text:style-name="Standard">msis@msis:~/bankapp$ sudo chown -R m</text:p>
      <text:p text:style-name="Standard">mail <text:s text:c="7"/>man <text:s text:c="8"/>messagebus <text:s/>msis <text:s text:c="7"/>mysql <text:s text:c="6"/></text:p>
      <text:p text:style-name="Standard">msis@msis:~/bankapp$ sudo chown -R msis:msis /home/msis/bankapp/.</text:p>
      <text:p text:style-name="Standard">msis@msis:~/bankapp$ sudo ls -l</text:p>
      <text:p text:style-name="Standard">total 4</text:p>
      <text:p text:style-name="Standard">-rw-r--r-- 1 msis msis <text:s/>0 Jan 17 15:01 home.php</text:p>
      <text:p text:style-name="Standard">-rw-r--r-- 1 msis msis 65 Jan 17 14:56 README.md</text:p>
      <text:p text:style-name="Standard">msis@msis:~/bankapp$ sudo cat &gt;&gt; home.php Welcome to Banking App</text:p>
      <text:p text:style-name="Standard">cat: Welcome: No such file or directory</text:p>
      <text:p text:style-name="Standard">cat: to: No such file or directory</text:p>
      <text:p text:style-name="Standard">cat: Banking: No such file or directory</text:p>
      <text:p text:style-name="Standard">cat: App: No such file or directory</text:p>
      <text:p text:style-name="Standard">msis@msis:~/bankapp$ sudo cat &gt;&gt; home.php Welcome to Banking App</text:p>
      <text:p text:style-name="Standard">cat: Welcome: No such file or directory</text:p>
      <text:p text:style-name="Standard">cat: to: No such file or directory</text:p>
      <text:p text:style-name="Standard">cat: Banking: No such file or directory</text:p>
      <text:p text:style-name="Standard">cat: App: No such file or directory</text:p>
      <text:p text:style-name="Standard">msis@msis:~/bankapp$ sudo cat &gt;&gt; home.php Welcome to Banking App^C</text:p>
      <text:p text:style-name="Standard">msis@msis:~/bankapp$ cat home.php</text:p>
      <text:p text:style-name="Standard">msis@msis:~/bankapp$ </text:p>
      <text:p text:style-name="Standard">msis@msis:~/bankapp$ </text:p>
      <text:p text:style-name="Standard">msis@msis:~/bankapp$ </text:p>
      <text:p text:style-name="Standard">msis@msis:~/bankapp$ </text:p>
      <text:p text:style-name="Standard"><text:soft-page-break/>msis@msis:~/bankapp$ </text:p>
      <text:p text:style-name="Standard">msis@msis:~/bankapp$ </text:p>
      <text:p text:style-name="Standard">msis@msis:~/bankapp$ </text:p>
      <text:p text:style-name="Standard">msis@msis:~/bankapp$ </text:p>
      <text:p text:style-name="Standard">msis@msis:~/bankapp$ </text:p>
      <text:p text:style-name="Standard">msis@msis:~/bankapp$ </text:p>
      <text:p text:style-name="Standard">msis@msis:~/bankapp$ </text:p>
      <text:p text:style-name="Standard">msis@msis:~/bankapp$ </text:p>
      <text:p text:style-name="Standard">msis@msis:~/bankapp$ </text:p>
      <text:p text:style-name="Standard">msis@msis:~/bankapp$ </text:p>
      <text:p text:style-name="Standard">msis@msis:~/bankapp$ </text:p>
      <text:p text:style-name="Standard">msis@msis:~/bankapp$ </text:p>
      <text:p text:style-name="Standard">msis@msis:~/bankapp$ </text:p>
      <text:p text:style-name="Standard">msis@msis:~/bankapp$ </text:p>
      <text:p text:style-name="Standard">msis@msis:~/bankapp$ cat home.php</text:p>
      <text:p text:style-name="Standard">msis@msis:~/bankapp$ sudo cat &gt;&gt; home.phpWelcome to Banking App</text:p>
      <text:p text:style-name="Standard">cat: to: No such file or directory</text:p>
      <text:p text:style-name="Standard">cat: Banking: No such file or directory</text:p>
      <text:p text:style-name="Standard">cat: App: No such file or directory</text:p>
      <text:p text:style-name="Standard">msis@msis:~/bankapp$ sudo git add home.php</text:p>
      <text:p text:style-name="Standard">msis@msis:~/bankapp$ sudo git status</text:p>
      <text:p text:style-name="Standard">On branch master</text:p>
      <text:p text:style-name="Standard">Changes to be committed:</text:p>
      <text:p text:style-name="Standard"><text:s text:c="2"/>(use "git restore --staged &lt;file&gt;..." to unstage)</text:p>
      <text:p text:style-name="Standard"><text:tab/>new file: <text:s text:c="2"/>home.php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><text:tab/>home.phpWelcome</text:p>
      <text:p text:style-name="Standard"/>
      <text:p text:style-name="Standard">msis@msis:~/bankapp$ sudo cat &gt;&gt; home.php Welcome to Banking App</text:p>
      <text:p text:style-name="Standard">cat: Welcome: No such file or directory</text:p>
      <text:p text:style-name="Standard">cat: to: No such file or directory</text:p>
      <text:p text:style-name="Standard">cat: Banking: No such file or directory</text:p>
      <text:p text:style-name="Standard">cat: App: No such file or directory</text:p>
      <text:p text:style-name="Standard">msis@msis:~/bankapp$ sudo git add home.php</text:p>
      <text:p text:style-name="Standard">msis@msis:~/bankapp$ sudo cat &gt;&gt; home.php Welcome to Banking App</text:p>
      <text:p text:style-name="Standard">cat: Welcome: No such file or directory</text:p>
      <text:p text:style-name="Standard">cat: to: No such file or directory</text:p>
      <text:p text:style-name="Standard">cat: Banking: No such file or directory</text:p>
      <text:p text:style-name="Standard">cat: App: No such file or directory</text:p>
      <text:p text:style-name="Standard">msis@msis:~/bankapp$ sudo git status</text:p>
      <text:p text:style-name="Standard">On branch master</text:p>
      <text:p text:style-name="Standard">Changes to be committed:</text:p>
      <text:p text:style-name="Standard"><text:s text:c="2"/>(use "git restore --staged &lt;file&gt;..." to unstage)</text:p>
      <text:p text:style-name="Standard"><text:tab/>new file: <text:s text:c="2"/>home.php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><text:tab/>home.phpWelcome</text:p>
      <text:p text:style-name="Standard"/>
      <text:p text:style-name="Standard">msis@msis:~/bankapp$ sudo git commit -m "Added home page" home.php</text:p>
      <text:p text:style-name="Standard"><text:soft-page-break/>[master 6675dde] Added home page</text:p>
      <text:p text:style-name="Standard"><text:s/>Committer: root &lt;root@msis.cdc.com&gt;</text:p>
      <text:p text:style-name="Standard">Your name and email address were configured automatically based</text:p>
      <text:p text:style-name="Standard">on your username and hostname. Please check that they are accurate.</text:p>
      <text:p text:style-name="Standard">You can suppress this message by setting them explicitly. Run the</text:p>
      <text:p text:style-name="Standard">following command and follow the instructions in your editor to edit</text:p>
      <text:p text:style-name="Standard">your configuration file:</text:p>
      <text:p text:style-name="Standard"/>
      <text:p text:style-name="Standard"><text:s text:c="4"/>git config --global --edit</text:p>
      <text:p text:style-name="Standard"/>
      <text:p text:style-name="Standard">After doing this, you may fix the identity used for this commit with:</text:p>
      <text:p text:style-name="Standard"/>
      <text:p text:style-name="Standard"><text:s text:c="4"/>git commit --amend --reset-author</text:p>
      <text:p text:style-name="Standard"/>
      <text:p text:style-name="Standard"><text:s/>1 file changed, 0 insertions(+), 0 deletions(-)</text:p>
      <text:p text:style-name="Standard"><text:s/>create mode 100644 home.php</text:p>
      <text:p text:style-name="Standard">msis@msis:~/bankapp$ sudo git status</text:p>
      <text:p text:style-name="Standard">On branch master</text:p>
      <text:p text:style-name="Standard">Untracked files:</text:p>
      <text:p text:style-name="Standard"><text:s text:c="2"/>(use "git add &lt;file&gt;..." to include in what will be committed)</text:p>
      <text:p text:style-name="Standard"><text:tab/>home.phpWelcome</text:p>
      <text:p text:style-name="Standard"/>
      <text:p text:style-name="Standard">nothing added to commit but untracked files present (use "git add" to track)</text:p>
      <text:p text:style-name="Standard">msis@msis:~/bankapp$ sud git log</text:p>
      <text:p text:style-name="Standard">Command 'sud' not found, did you mean:</text:p>
      <text:p text:style-name="Standard"><text:s text:c="2"/>command 'std' from snap std (1.0.1)</text:p>
      <text:p text:style-name="Standard"><text:s text:c="2"/>command 'sum' from deb coreutils (8.32-4.1ubuntu1.2)</text:p>
      <text:p text:style-name="Standard"><text:s text:c="2"/>command 'sur' from deb subtle (0.11.3224-xi-2.2build4)</text:p>
      <text:p text:style-name="Standard"><text:s text:c="2"/>command 'sbd' from deb sbd (1.5.1-1ubuntu2)</text:p>
      <text:p text:style-name="Standard"><text:s text:c="2"/>command 'snd' from deb snd-gui-jack (22.1-1)</text:p>
      <text:p text:style-name="Standard"><text:s text:c="2"/>command 'snd' from deb snd-gui-pulse (22.1-1)</text:p>
      <text:p text:style-name="Standard"><text:s text:c="2"/>command 'snd' from deb snd-nox (22.1-1)</text:p>
      <text:p text:style-name="Standard"><text:s text:c="2"/>command 's3d' from deb s3d (0.2.2.1-3build1)</text:p>
      <text:p text:style-name="Standard"><text:s text:c="2"/>command 'su' from deb util-linux (2.37.2-4ubuntu3.4)</text:p>
      <text:p text:style-name="Standard"><text:s text:c="2"/>command 'spd' from deb spd (1.3.0-1ubuntu3)</text:p>
      <text:p text:style-name="Standard"><text:s text:c="2"/>command 'sed' from deb sed (4.8-1ubuntu2)</text:p>
      <text:p text:style-name="Standard"><text:s text:c="2"/>command 'sup' from deb sup (20100519-3)</text:p>
      <text:p text:style-name="Standard"><text:s text:c="2"/>command 'su1' from deb hxtools (20211204-1)</text:p>
      <text:p text:style-name="Standard"><text:s text:c="2"/>command 'sudo' from deb sudo (1.9.9-1ubuntu2.4)</text:p>
      <text:p text:style-name="Standard"><text:s text:c="2"/>command 'sudo' from deb sudo-ldap (1.9.9-1ubuntu2.4)</text:p>
      <text:p text:style-name="Standard">See 'snap info &lt;snapname&gt;' for additional versions.</text:p>
      <text:p text:style-name="Standard">msis@msis:~/bankapp$ sudo git log</text:p>
      <text:p text:style-name="Standard">commit 6675dde13519850e5a5386947f23a3bd6f90954d (HEAD -&gt; master)</text:p>
      <text:p text:style-name="Standard">Author: root &lt;root@msis.cdc.com&gt;</text:p>
      <text:p text:style-name="Standard">Date: <text:s text:c="2"/>Fri Jan 17 15:13:26 2025 +0530</text:p>
      <text:p text:style-name="Standard"/>
      <text:p text:style-name="Standard"><text:s text:c="4"/>Added home page</text:p>
      <text:p text:style-name="Standard"/>
      <text:p text:style-name="Standard">commit 204d301eca2ca0b8264f94df38e2e05de58c3ac7 (origin/main)</text:p>
      <text:p text:style-name="Standard">Author: SANJANA &lt;53755440+sanjanathammayya@users.noreply.github.com&gt;</text:p>
      <text:p text:style-name="Standard">Date: <text:s text:c="2"/>Fri Jan 17 14:42:12 2025 +0530</text:p>
      <text:p text:style-name="Standard"/>
      <text:p text:style-name="Standard"><text:soft-page-break/><text:s text:c="4"/>Update README.md</text:p>
      <text:p text:style-name="Standard"/>
      <text:p text:style-name="Standard">commit 3e122e26bc4cd450c14fd325f4e99043cc9d113a</text:p>
      <text:p text:style-name="Standard">Author: SANJANA &lt;53755440+sanjanathammayya@users.noreply.github.com&gt;</text:p>
      <text:p text:style-name="Standard">Date: <text:s text:c="2"/>Fri Jan 17 14:40:15 2025 +0530</text:p>
      <text:p text:style-name="Standard"/>
      <text:p text:style-name="Standard"><text:s text:c="4"/>Initial commit</text:p>
      <text:p text:style-name="Standard">msis@msis:~/bankapp$ sudo git cat-file 6675dde13519850e5a5386947f23a3bd6f90954d -p</text:p>
      <text:p text:style-name="Standard">tree 4b1dce1a29fc3d0ebed7bc49527bf2fb1c32cdc1</text:p>
      <text:p text:style-name="Standard">parent 204d301eca2ca0b8264f94df38e2e05de58c3ac7</text:p>
      <text:p text:style-name="Standard">author root &lt;root@msis.cdc.com&gt; 1737107006 +0530</text:p>
      <text:p text:style-name="Standard">committer root &lt;root@msis.cdc.com&gt; 1737107006 +0530</text:p>
      <text:p text:style-name="Standard"/>
      <text:p text:style-name="Standard">Added home page</text:p>
      <text:p text:style-name="Standard">msis@msis:~/bankapp$ sudo git cat-file 4b1dce1a29fc3d0ebed7bc49527bf2fb1c32cdc1 -p</text:p>
      <text:p text:style-name="Standard">100644 blob ef6882d365944068bb5421273750e5a96ded7f71<text:tab/>README.md</text:p>
      <text:p text:style-name="Standard">100644 blob e69de29bb2d1d6434b8b29ae775ad8c2e48c5391<text:tab/>home.php</text:p>
      <text:p text:style-name="Standard">msis@msis:~/bankapp$ sudo git cat-file e69de29bb2d1d6434b8b29ae775ad8c2e48c5391 -p</text:p>
      <text:p text:style-name="Standard">msis@msis:~/bankapp$ sudo git cat-file ef6882d365944068bb5421273750e5a96ded7f71 -p</text:p>
      <text:p text:style-name="Standard"># bankapp <text:s/></text:p>
      <text:p text:style-name="Standard">THIS REPO IS FOR STORING INFORMATION ABOUT MSIS BANK</text:p>
      <text:p text:style-name="Standard">msis@msis:~/bankapp$ cd .git/objects/</text:p>
      <text:p text:style-name="Standard">msis@msis:~/bankapp/.git/objects$ ls</text:p>
      <text:p text:style-name="Standard">08 <text:s/>20 <text:s/>3e <text:s/>4b <text:s/>5d <text:s/>66 <text:s/>c7 <text:s/>e6 <text:s/>ef <text:s/>info <text:s/>pack</text:p>
      <text:p text:style-name="Standard">msis@msis:~/bankapp/.git/objects$ cd ../..</text:p>
      <text:p text:style-name="Standard">msis@msis:~/bankapp$ sudo git push origin master</text:p>
      <text:p text:style-name="Standard">Username for 'https://github.com': sanjanathammayya</text:p>
      <text:p text:style-name="Standard">Password for 'https://sanjanathammayya@github.com': </text:p>
      <text:p text:style-name="Standard">Enumerating objects: 4, done.</text:p>
      <text:p text:style-name="Standard">Counting objects: 100% (4/4), done.</text:p>
      <text:p text:style-name="Standard">Delta compression using up to 4 threads</text:p>
      <text:p text:style-name="Standard">Compressing objects: 100% (2/2), done.</text:p>
      <text:p text:style-name="Standard">Writing objects: 100% (3/3), 269 bytes | 269.00 KiB/s, done.</text:p>
      <text:p text:style-name="Standard">Total 3 (delta 0), reused 0 (delta 0), pack-reused 0</text:p>
      <text:p text:style-name="Standard">remote: </text:p>
      <text:p text:style-name="Standard">remote: Create a pull request for 'master' on GitHub by visiting:</text:p>
      <text:p text:style-name="Standard">remote: <text:s text:c="5"/>https://github.com/sanjanathammayya/bankapp/pull/new/master</text:p>
      <text:p text:style-name="Standard">remote: </text:p>
      <text:p text:style-name="Standard">To https://github.com/sanjanathammayya/bankapp.git</text:p>
      <text:p text:style-name="Standard"><text:s/>* [new branch] <text:s text:c="5"/>master -&gt; master</text:p>
      <text:p text:style-name="Standard">msis@msis:~/bankapp$ sudo cat &gt;&gt; home.php </text:p>
      <text:p text:style-name="Standard">[sudo] password for msis: </text:p>
      <text:p text:style-name="Standard">Welcome to msis banking app</text:p>
      <text:p text:style-name="Standard">^C</text:p>
      <text:p text:style-name="Standard">msis@msis:~/bankapp$ sudo cat &gt;&gt; home.php</text:p>
      <text:p text:style-name="Standard">^C</text:p>
      <text:p text:style-name="Standard">msis@msis:~/bankapp$ cat &gt;&gt; home.php</text:p>
      <text:p text:style-name="Standard">^C</text:p>
      <text:p text:style-name="Standard">msis@msis:~/bankapp$ cat home.php</text:p>
      <text:p text:style-name="Standard">Welcome to msis banking app</text:p>
      <text:p text:style-name="Standard">msis@msis:~/bankapp$ sudo git add home.php</text:p>
      <text:p text:style-name="Standard">msis@msis:~/bankapp$ sud git status</text:p>
      <text:p text:style-name="Standard"><text:soft-page-break/>Command 'sud' not found, did you mean:</text:p>
      <text:p text:style-name="Standard"><text:s text:c="2"/>command 'std' from snap std (1.0.1)</text:p>
      <text:p text:style-name="Standard"><text:s text:c="2"/>command 'sup' from deb sup (20100519-3)</text:p>
      <text:p text:style-name="Standard"><text:s text:c="2"/>command 'spd' from deb spd (1.3.0-1ubuntu3)</text:p>
      <text:p text:style-name="Standard"><text:s text:c="2"/>command 'sur' from deb subtle (0.11.3224-xi-2.2build4)</text:p>
      <text:p text:style-name="Standard"><text:s text:c="2"/>command 'sbd' from deb sbd (1.5.1-1ubuntu2)</text:p>
      <text:p text:style-name="Standard"><text:s text:c="2"/>command 'sudo' from deb sudo (1.9.9-1ubuntu2.4)</text:p>
      <text:p text:style-name="Standard"><text:s text:c="2"/>command 'sudo' from deb sudo-ldap (1.9.9-1ubuntu2.4)</text:p>
      <text:p text:style-name="Standard"><text:s text:c="2"/>command 'sum' from deb coreutils (8.32-4.1ubuntu1.2)</text:p>
      <text:p text:style-name="Standard"><text:s text:c="2"/>command 'su1' from deb hxtools (20211204-1)</text:p>
      <text:p text:style-name="Standard"><text:s text:c="2"/>command 's3d' from deb s3d (0.2.2.1-3build1)</text:p>
      <text:p text:style-name="Standard"><text:s text:c="2"/>command 'su' from deb util-linux (2.37.2-4ubuntu3.4)</text:p>
      <text:p text:style-name="Standard"><text:s text:c="2"/>command 'snd' from deb snd-gui-jack (22.1-1)</text:p>
      <text:p text:style-name="Standard"><text:s text:c="2"/>command 'snd' from deb snd-gui-pulse (22.1-1)</text:p>
      <text:p text:style-name="Standard"><text:s text:c="2"/>command 'snd' from deb snd-nox (22.1-1)</text:p>
      <text:p text:style-name="Standard"><text:s text:c="2"/>command 'sed' from deb sed (4.8-1ubuntu2)</text:p>
      <text:p text:style-name="Standard">See 'snap info &lt;snapname&gt;' for additional versions.</text:p>
      <text:p text:style-name="Standard">msis@msis:~/bankapp$ sudo git branch</text:p>
      <text:p text:style-name="Standard">* master</text:p>
      <text:p text:style-name="Standard">msis@msis:~/bankapp$ sudo touch about.php contact.php</text:p>
      <text:p text:style-name="Standard">msis@msis:~/bankapp$ ls</text:p>
      <text:p text:style-name="Standard">about.php <text:s/>contact.php <text:s/>home.php <text:s/>home.phpWelcome <text:s/>README.md</text:p>
      <text:p text:style-name="Standard">msis@msis:~/bankapp$ sudo cat &gt;&gt; about.php</text:p>
      <text:p text:style-name="Standard">bash: about.php: Permission denied</text:p>
      <text:p text:style-name="Standard">msis@msis:~/bankapp$ sudo chown -R msis:msis .</text:p>
      <text:p text:style-name="Standard">msis@msis:~/bankapp$ ls -la</text:p>
      <text:p text:style-name="Standard">total 20</text:p>
      <text:p text:style-name="Standard">drwxr-xr-x <text:s/>3 msis msis 4096 Jan 17 16:00 .</text:p>
      <text:p text:style-name="Standard">drwxr-x--- 34 msis msis 4096 Jan 17 14:46 ..</text:p>
      <text:p text:style-name="Standard">-rw-r--r-- <text:s/>1 msis msis <text:s text:c="3"/>0 Jan 17 16:00 about.php</text:p>
      <text:p text:style-name="Standard">-rw-r--r-- <text:s/>1 msis msis <text:s text:c="3"/>0 Jan 17 16:00 contact.php</text:p>
      <text:p text:style-name="Standard">drwxr-xr-x <text:s/>8 msis msis 4096 Jan 17 15:56 .git</text:p>
      <text:p text:style-name="Standard">-rw-r--r-- <text:s/>1 msis msis <text:s text:c="2"/>28 Jan 17 15:52 home.php</text:p>
      <text:p text:style-name="Standard">-rw-rw-r-- <text:s/>1 msis msis <text:s text:c="3"/>0 Jan 17 15:10 home.phpWelcome</text:p>
      <text:p text:style-name="Standard">-rw-r--r-- <text:s/>1 msis msis <text:s text:c="2"/>65 Jan 17 14:56 README.md</text:p>
      <text:p text:style-name="Standard">msis@msis:~/bankapp$ sudo chown -R msis:msis .</text:p>
      <text:p text:style-name="Standard">msis@msis:~/bankapp$ sudo cat &gt;&gt; about.php</text:p>
      <text:p text:style-name="Standard">this is about page of MSIS banking application</text:p>
      <text:p text:style-name="Standard">^C</text:p>
      <text:p text:style-name="Standard">msis@msis:~/bankapp$ sudo cat &gt;&gt; contact.php</text:p>
      <text:p text:style-name="Standard">This is contact page of MSIS</text:p>
      <text:p text:style-name="Standard">^C</text:p>
      <text:p text:style-name="Standard">msis@msis:~/bankapp$ sudo git status</text:p>
      <text:p text:style-name="Standard">On branch master</text:p>
      <text:p text:style-name="Standard">Changes to be committed:</text:p>
      <text:p text:style-name="Standard"><text:s text:c="2"/>(use "git restore --staged &lt;file&gt;..." to unstage)</text:p>
      <text:p text:style-name="Standard"><text:tab/>modified: <text:s text:c="2"/>home.php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><text:tab/>about.php</text:p>
      <text:p text:style-name="Standard"><text:tab/>contact.php</text:p>
      <text:p text:style-name="Standard"><text:soft-page-break/><text:tab/>home.phpWelcome</text:p>
      <text:p text:style-name="Standard"/>
      <text:p text:style-name="Standard">msis@msis:~/bankapp$ sudo git -A</text:p>
      <text:p text:style-name="Standard">unknown option: -A</text:p>
      <text:p text:style-name="Standard">usage: git [--version] [--help] [-C &lt;path&gt;] [-c &lt;name&gt;=&lt;value&gt;]</text:p>
      <text:p text:style-name="Standard"><text:s text:c="11"/>[--exec-path[=&lt;path&gt;]] [--html-path] [--man-path] [--info-path]</text:p>
      <text:p text:style-name="Standard"><text:s text:c="11"/>[-p | --paginate | -P | --no-pager] [--no-replace-objects] [--bare]</text:p>
      <text:p text:style-name="Standard"><text:s text:c="11"/>[--git-dir=&lt;path&gt;] [--work-tree=&lt;path&gt;] [--namespace=&lt;name&gt;]</text:p>
      <text:p text:style-name="Standard"><text:s text:c="11"/>[--super-prefix=&lt;path&gt;] [--config-env=&lt;name&gt;=&lt;envvar&gt;]</text:p>
      <text:p text:style-name="Standard"><text:s text:c="11"/>&lt;command&gt; [&lt;args&gt;]</text:p>
      <text:p text:style-name="Standard">msis@msis:~/bankapp$ sudo git add -A</text:p>
      <text:p text:style-name="Standard">msis@msis:~/bankapp$ sudo git status</text:p>
      <text:p text:style-name="Standard">On branch master</text:p>
      <text:p text:style-name="Standard">Changes to be committed:</text:p>
      <text:p text:style-name="Standard"><text:s text:c="2"/>(use "git restore --staged &lt;file&gt;..." to unstage)</text:p>
      <text:p text:style-name="Standard"><text:tab/>new file: <text:s text:c="2"/>about.php</text:p>
      <text:p text:style-name="Standard"><text:tab/>new file: <text:s text:c="2"/>contact.php</text:p>
      <text:p text:style-name="Standard"><text:tab/>modified: <text:s text:c="2"/>home.php</text:p>
      <text:p text:style-name="Standard"><text:tab/>new file: <text:s text:c="2"/>home.phpWelcome</text:p>
      <text:p text:style-name="Standard"/>
      <text:p text:style-name="Standard">msis@msis:~/bankapp$ sudo cat &gt;&gt; about.php</text:p>
      <text:p text:style-name="Standard">this is 2nd line</text:p>
      <text:p text:style-name="Standard">^C</text:p>
      <text:p text:style-name="Standard">msis@msis:~/bankapp$ cat about.php</text:p>
      <text:p text:style-name="Standard">this is about page of MSIS banking application</text:p>
      <text:p text:style-name="Standard">this is 2nd line</text:p>
      <text:p text:style-name="Standard">msis@msis:~/bankapp$ sudo git status</text:p>
      <text:p text:style-name="Standard">On branch master</text:p>
      <text:p text:style-name="Standard">Changes to be committed:</text:p>
      <text:p text:style-name="Standard"><text:s text:c="2"/>(use "git restore --staged &lt;file&gt;..." to unstage)</text:p>
      <text:p text:style-name="Standard"><text:tab/>new file: <text:s text:c="2"/>about.php</text:p>
      <text:p text:style-name="Standard"><text:tab/>new file: <text:s text:c="2"/>contact.php</text:p>
      <text:p text:style-name="Standard"><text:tab/>modified: <text:s text:c="2"/>home.php</text:p>
      <text:p text:style-name="Standard"><text:tab/>new file: <text:s text:c="2"/>home.phpWelcome</text:p>
      <text:p text:style-name="Standard"/>
      <text:p text:style-name="Standard">Changes not staged for commit:</text:p>
      <text:p text:style-name="Standard"><text:s text:c="2"/>(use "git add &lt;file&gt;..." to update what will be committed)</text:p>
      <text:p text:style-name="Standard"><text:s text:c="2"/>(use "git restore &lt;file&gt;..." to discard changes in working directory)</text:p>
      <text:p text:style-name="Standard"><text:tab/>modified: <text:s text:c="2"/>about.php</text:p>
      <text:p text:style-name="Standard"/>
      <text:p text:style-name="Standard">msis@msis:~/bankapp$ sudo git commit -a -m "Added about and contact page of bank"</text:p>
      <text:p text:style-name="Standard">[master c4f86a5] Added about and contact page of bank</text:p>
      <text:p text:style-name="Standard"><text:s/>Committer: root &lt;root@msis.cdc.com&gt;</text:p>
      <text:p text:style-name="Standard">Your name and email address were configured automatically based</text:p>
      <text:p text:style-name="Standard">on your username and hostname. Please check that they are accurate.</text:p>
      <text:p text:style-name="Standard">You can suppress this message by setting them explicitly. Run the</text:p>
      <text:p text:style-name="Standard">following command and follow the instructions in your editor to edit</text:p>
      <text:p text:style-name="Standard">your configuration file:</text:p>
      <text:p text:style-name="Standard"/>
      <text:p text:style-name="Standard"><text:s text:c="4"/>git config --global --edit</text:p>
      <text:p text:style-name="Standard"/>
      <text:p text:style-name="Standard">After doing this, you may fix the identity used for this commit with:</text:p>
      <text:p text:style-name="Standard"><text:soft-page-break/></text:p>
      <text:p text:style-name="Standard"><text:s text:c="4"/>git commit --amend --reset-author</text:p>
      <text:p text:style-name="Standard"/>
      <text:p text:style-name="Standard"><text:s/>4 files changed, 4 insertions(+)</text:p>
      <text:p text:style-name="Standard"><text:s/>create mode 100644 about.php</text:p>
      <text:p text:style-name="Standard"><text:s/>create mode 100644 contact.php</text:p>
      <text:p text:style-name="Standard"><text:s/>create mode 100644 home.phpWelcome</text:p>
      <text:p text:style-name="Standard">msis@msis:~/bankapp$ sudo git status</text:p>
      <text:p text:style-name="Standard">On branch master</text:p>
      <text:p text:style-name="Standard">nothing to commit, working tree clean</text:p>
      <text:p text:style-name="Standard">msis@msis:~/bankapp$ sudo git branch</text:p>
      <text:p text:style-name="Standard">* master</text:p>
      <text:p text:style-name="Standard">msis@msis:~/bankapp$ ls</text:p>
      <text:p text:style-name="Standard">about.php <text:s/>contact.php <text:s/>home.php <text:s/>home.phpWelcome <text:s/>README.md</text:p>
      <text:p text:style-name="Standard">msis@msis:~/bankapp$ sudo git branch rd </text:p>
      <text:p text:style-name="Standard">msis@msis:~/bankapp$ sudo git branch</text:p>
      <text:p text:style-name="Standard">* master</text:p>
      <text:p text:style-name="Standard"><text:s text:c="2"/>rd</text:p>
      <text:p text:style-name="Standard">msis@msis:~/bankapp$ sudo git checkout rd</text:p>
      <text:p text:style-name="Standard">Switched to branch 'rd'</text:p>
      <text:p text:style-name="Standard">msis@msis:~/bankapp$ sudo git branch</text:p>
      <text:p text:style-name="Standard"><text:s text:c="2"/>master</text:p>
      <text:p text:style-name="Standard">* rd</text:p>
      <text:p text:style-name="Standard">msis@msis:~/bankapp$ ls</text:p>
      <text:p text:style-name="Standard">about.php <text:s/>contact.php <text:s/>home.php <text:s/>home.phpWelcome <text:s/>README.md</text:p>
      <text:p text:style-name="Standard">msis@msis:~/bankapp$ sudo touch rd.php</text:p>
      <text:p text:style-name="Standard">msis@msis:~/bankapp$ sudo cat &gt;&gt; rd.php</text:p>
      <text:p text:style-name="Standard">bash: rd.php: Permission denied</text:p>
      <text:p text:style-name="Standard">msis@msis:~/bankapp$ cat &gt;&gt; rd.php</text:p>
      <text:p text:style-name="Standard">bash: rd.php: Permission denied</text:p>
      <text:p text:style-name="Standard">msis@msis:~/bankapp$ sudo chown -R msis:msis .</text:p>
      <text:p text:style-name="Standard">msis@msis:~/bankapp$ cat &gt;&gt; rd.php</text:p>
      <text:p text:style-name="Standard">This is the page for rd transactions <text:s text:c="3"/></text:p>
      <text:p text:style-name="Standard">^C</text:p>
      <text:p text:style-name="Standard">msis@msis:~/bankapp$ sudo git add -A</text:p>
      <text:p text:style-name="Standard">msis@msis:~/bankapp$ sudo git commit -a -m "added RD page successfully"</text:p>
      <text:p text:style-name="Standard">[rd 9bb84cb] added RD page successfully</text:p>
      <text:p text:style-name="Standard"><text:s/>Committer: root &lt;root@msis.cdc.com&gt;</text:p>
      <text:p text:style-name="Standard">Your name and email address were configured automatically based</text:p>
      <text:p text:style-name="Standard">on your username and hostname. Please check that they are accurate.</text:p>
      <text:p text:style-name="Standard">You can suppress this message by setting them explicitly. Run the</text:p>
      <text:p text:style-name="Standard">following command and follow the instructions in your editor to edit</text:p>
      <text:p text:style-name="Standard">your configuration file:</text:p>
      <text:p text:style-name="Standard"/>
      <text:p text:style-name="Standard"><text:s text:c="4"/>git config --global --edit</text:p>
      <text:p text:style-name="Standard"/>
      <text:p text:style-name="Standard">After doing this, you may fix the identity used for this commit with:</text:p>
      <text:p text:style-name="Standard"/>
      <text:p text:style-name="Standard"><text:s text:c="4"/>git commit --amend --reset-author</text:p>
      <text:p text:style-name="Standard"/>
      <text:p text:style-name="Standard"><text:s/>1 file changed, 1 insertion(+)</text:p>
      <text:p text:style-name="Standard"><text:s/>create mode 100644 rd.php</text:p>
      <text:p text:style-name="Standard"><text:soft-page-break/>msis@msis:~/bankapp$ sudo git status</text:p>
      <text:p text:style-name="Standard">On branch rd</text:p>
      <text:p text:style-name="Standard">nothing to commit, working tree clean</text:p>
      <text:p text:style-name="Standard">msis@msis:~/bankapp$ ls</text:p>
      <text:p text:style-name="Standard">about.php <text:s/>contact.php <text:s/>home.php <text:s/>home.phpWelcome <text:s/>rd.php <text:s/>README.md</text:p>
      <text:p text:style-name="Standard">msis@msis:~/bankapp$ sudo git checkout master</text:p>
      <text:p text:style-name="Standard">Switched to branch 'master'</text:p>
      <text:p text:style-name="Standard">msis@msis:~/bankapp$ ls</text:p>
      <text:p text:style-name="Standard">about.php <text:s/>contact.php <text:s/>home.php <text:s/>home.phpWelcome <text:s/>README.md</text:p>
      <text:p text:style-name="Standard">msis@msis:~/bankapp$ sudo git log</text:p>
      <text:p text:style-name="Standard">commit c4f86a5d4bba4d42b10e4640c938878b568f7f91 (HEAD -&gt; master)</text:p>
      <text:p text:style-name="Standard">Author: root &lt;root@msis.cdc.com&gt;</text:p>
      <text:p text:style-name="Standard">Date: <text:s text:c="2"/>Fri Jan 17 16:07:44 2025 +0530</text:p>
      <text:p text:style-name="Standard"/>
      <text:p text:style-name="Standard"><text:s text:c="4"/>Added about and contact page of bank</text:p>
      <text:p text:style-name="Standard"/>
      <text:p text:style-name="Standard">commit 6675dde13519850e5a5386947f23a3bd6f90954d (origin/master)</text:p>
      <text:p text:style-name="Standard">Author: root &lt;root@msis.cdc.com&gt;</text:p>
      <text:p text:style-name="Standard">Date: <text:s text:c="2"/>Fri Jan 17 15:13:26 2025 +0530</text:p>
      <text:p text:style-name="Standard"/>
      <text:p text:style-name="Standard"><text:s text:c="4"/>Added home page</text:p>
      <text:p text:style-name="Standard"/>
      <text:p text:style-name="Standard">commit 204d301eca2ca0b8264f94df38e2e05de58c3ac7 (origin/main)</text:p>
      <text:p text:style-name="Standard">Author: SANJANA &lt;53755440+sanjanathammayya@users.noreply.github.com&gt;</text:p>
      <text:p text:style-name="Standard">Date: <text:s text:c="2"/>Fri Jan 17 14:42:12 2025 +0530</text:p>
      <text:p text:style-name="Standard"/>
      <text:p text:style-name="Standard"><text:s text:c="4"/>Update README.md</text:p>
      <text:p text:style-name="Standard"/>
      <text:p text:style-name="Standard">commit 3e122e26bc4cd450c14fd325f4e99043cc9d113a</text:p>
      <text:p text:style-name="Standard">Author: SANJANA &lt;53755440+sanjanathammayya@users.noreply.github.com&gt;</text:p>
      <text:p text:style-name="Standard">Date: <text:s text:c="2"/>Fri Jan 17 14:40:15 2025 +0530</text:p>
      <text:p text:style-name="Standard"/>
      <text:p text:style-name="Standard"><text:s text:c="4"/>Initial commit</text:p>
      <text:p text:style-name="Standard">msis@msis:~/bankapp$ sudo git checkout rd</text:p>
      <text:p text:style-name="Standard">Switched to branch 'rd'</text:p>
      <text:p text:style-name="Standard">msis@msis:~/bankapp$ sudo git log</text:p>
      <text:p text:style-name="Standard">commit 9bb84cb50620540f6407181472fa88d040e7ea05 (HEAD -&gt; rd)</text:p>
      <text:p text:style-name="Standard">Author: root &lt;root@msis.cdc.com&gt;</text:p>
      <text:p text:style-name="Standard">Date: <text:s text:c="2"/>Fri Jan 17 16:18:13 2025 +0530</text:p>
      <text:p text:style-name="Standard"/>
      <text:p text:style-name="Standard"><text:s text:c="4"/>added RD page successfully</text:p>
      <text:p text:style-name="Standard"/>
      <text:p text:style-name="Standard">commit c4f86a5d4bba4d42b10e4640c938878b568f7f91 (master)</text:p>
      <text:p text:style-name="Standard">Author: root &lt;root@msis.cdc.com&gt;</text:p>
      <text:p text:style-name="Standard">Date: <text:s text:c="2"/>Fri Jan 17 16:07:44 2025 +0530</text:p>
      <text:p text:style-name="Standard"/>
      <text:p text:style-name="Standard"><text:s text:c="4"/>Added about and contact page of bank</text:p>
      <text:p text:style-name="Standard"/>
      <text:p text:style-name="Standard">commit 6675dde13519850e5a5386947f23a3bd6f90954d (origin/master)</text:p>
      <text:p text:style-name="Standard">Author: root &lt;root@msis.cdc.com&gt;</text:p>
      <text:p text:style-name="Standard">Date: <text:s text:c="2"/>Fri Jan 17 15:13:26 2025 +0530</text:p>
      <text:p text:style-name="Standard"/>
      <text:p text:style-name="Standard"><text:soft-page-break/><text:s text:c="4"/>Added home page</text:p>
      <text:p text:style-name="Standard"/>
      <text:p text:style-name="Standard">commit 204d301eca2ca0b8264f94df38e2e05de58c3ac7 (origin/main)</text:p>
      <text:p text:style-name="Standard">Author: SANJANA &lt;53755440+sanjanathammayya@users.noreply.github.com&gt;</text:p>
      <text:p text:style-name="Standard">Date: <text:s text:c="2"/>Fri Jan 17 14:42:12 2025 +0530</text:p>
      <text:p text:style-name="Standard"/>
      <text:p text:style-name="Standard"><text:s text:c="4"/>Update README.md</text:p>
      <text:p text:style-name="Standard"/>
      <text:p text:style-name="Standard">commit 3e122e26bc4cd450c14fd325f4e99043cc9d113a</text:p>
      <text:p text:style-name="Standard">Author: SANJANA &lt;53755440+sanjanathammayya@users.noreply.github.com&gt;</text:p>
      <text:p text:style-name="Standard">Date: <text:s text:c="2"/>Fri Jan 17 14:40:15 2025 +0530</text:p>
      <text:p text:style-name="Standard"/>
      <text:p text:style-name="Standard"><text:s text:c="4"/>Initial commit</text:p>
      <text:p text:style-name="Standard">msis@msis:~/bankapp$ sudo git checkout master</text:p>
      <text:p text:style-name="Standard">Switched to branch 'master'</text:p>
      <text:p text:style-name="Standard">msis@msis:~/bankapp$ ls</text:p>
      <text:p text:style-name="Standard">about.php <text:s/>contact.php <text:s/>home.php <text:s/>home.phpWelcome <text:s/>README.md</text:p>
      <text:p text:style-name="Standard">msis@msis:~/bankapp$ sudo git merge rd </text:p>
      <text:p text:style-name="Standard">Updating c4f86a5..9bb84cb</text:p>
      <text:p text:style-name="Standard">Fast-forward</text:p>
      <text:p text:style-name="Standard"><text:s/>rd.php | 1 +</text:p>
      <text:p text:style-name="Standard"><text:s/>1 file changed, 1 insertion(+)</text:p>
      <text:p text:style-name="Standard"><text:s/>create mode 100644 rd.php</text:p>
      <text:p text:style-name="Standard">msis@msis:~/bankapp$ ls</text:p>
      <text:p text:style-name="Standard">about.php <text:s/>contact.php <text:s/>home.php <text:s/>home.phpWelcome <text:s/>rd.php <text:s/>README.md</text:p>
      <text:p text:style-name="Standard">msis@msis:~/bankapp$ sudo git log</text:p>
      <text:p text:style-name="Standard">commit 9bb84cb50620540f6407181472fa88d040e7ea05 (HEAD -&gt; master, rd)</text:p>
      <text:p text:style-name="Standard">Author: root &lt;root@msis.cdc.com&gt;</text:p>
      <text:p text:style-name="Standard">Date: <text:s text:c="2"/>Fri Jan 17 16:18:13 2025 +0530</text:p>
      <text:p text:style-name="Standard"/>
      <text:p text:style-name="Standard"><text:s text:c="4"/>added RD page successfully</text:p>
      <text:p text:style-name="Standard"/>
      <text:p text:style-name="Standard">commit c4f86a5d4bba4d42b10e4640c938878b568f7f91</text:p>
      <text:p text:style-name="Standard">Author: root &lt;root@msis.cdc.com&gt;</text:p>
      <text:p text:style-name="Standard">Date: <text:s text:c="2"/>Fri Jan 17 16:07:44 2025 +0530</text:p>
      <text:p text:style-name="Standard"/>
      <text:p text:style-name="Standard"><text:s text:c="4"/>Added about and contact page of bank</text:p>
      <text:p text:style-name="Standard"/>
      <text:p text:style-name="Standard">commit 6675dde13519850e5a5386947f23a3bd6f90954d (origin/master)</text:p>
      <text:p text:style-name="Standard">Author: root &lt;root@msis.cdc.com&gt;</text:p>
      <text:p text:style-name="Standard">Date: <text:s text:c="2"/>Fri Jan 17 15:13:26 2025 +0530</text:p>
      <text:p text:style-name="Standard"/>
      <text:p text:style-name="Standard"><text:s text:c="4"/>Added home page</text:p>
      <text:p text:style-name="Standard"/>
      <text:p text:style-name="Standard">commit 204d301eca2ca0b8264f94df38e2e05de58c3ac7 (origin/main)</text:p>
      <text:p text:style-name="Standard">Author: SANJANA &lt;53755440+sanjanathammayya@users.noreply.github.com&gt;</text:p>
      <text:p text:style-name="Standard">Date: <text:s text:c="2"/>Fri Jan 17 14:42:12 2025 +0530</text:p>
      <text:p text:style-name="Standard"/>
      <text:p text:style-name="Standard"><text:s text:c="4"/>Update README.md</text:p>
      <text:p text:style-name="Standard"/>
      <text:p text:style-name="Standard">commit 3e122e26bc4cd450c14fd325f4e99043cc9d113a</text:p>
      <text:p text:style-name="Standard">Author: SANJANA &lt;53755440+sanjanathammayya@users.noreply.github.com&gt;</text:p>
      <text:p text:style-name="Standard"><text:soft-page-break/>Date: <text:s text:c="2"/>Fri Jan 17 14:40:15 2025 +0530</text:p>
      <text:p text:style-name="Standard"/>
      <text:p text:style-name="Standard"><text:s text:c="4"/>Initial commit</text:p>
      <text:p text:style-name="Standard">msis@msis:~/bankapp$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6:09:13.922456704</meta:creation-date>
    <dc:date>2025-01-17T16:30:39.662989264</dc:date>
    <meta:editing-duration>PT21M28S</meta:editing-duration>
    <meta:editing-cycles>1</meta:editing-cycles>
    <meta:document-statistic meta:table-count="0" meta:image-count="0" meta:object-count="0" meta:page-count="11" meta:paragraph-count="469" meta:word-count="2319" meta:character-count="17900" meta:non-whitespace-character-count="15573"/>
    <meta:generator>LibreOffice/7.3.7.2$Linux_X86_64 LibreOffice_project/30$Build-2</meta:generator>
  </office:meta>
</office:document-meta>
</file>